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7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00／00／00</text:date>, <text:time style:data-style-name="N2" text:time-value="11:21:55.498562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44S</meta:editing-duration>
    <meta:editing-cycles>31</meta:editing-cycles>
    <meta:generator>LibreOffice/4.2.8.2$Linux_X86_64 LibreOffice_project/420m0$Build-2</meta:generator>
    <dc:date>2016-03-12T11:28:01.246942008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